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Basic/Standard/IMergeDatasource.xml"/>
  <manifest:file-entry manifest:media-type="text/xml" manifest:full-path="Basic/Standard/clsClientInformation.xml"/>
  <manifest:file-entry manifest:media-type="text/xml" manifest:full-path="Basic/Standard/clsAssessmentInformation.xml"/>
  <manifest:file-entry manifest:media-type="text/xml" manifest:full-path="Basic/Standard/ToolBarMacros1.xml"/>
  <manifest:file-entry manifest:media-type="text/xml" manifest:full-path="Basic/Standard/frmPassword.xml"/>
  <manifest:file-entry manifest:media-type="text/xml" manifest:full-path="Basic/Standard/frmAddFields.xml"/>
  <manifest:file-entry manifest:media-type="text/xml" manifest:full-path="Basic/Standard/ThisDocument.xml"/>
  <manifest:file-entry manifest:media-type="text/xml" manifest:full-path="Basic/Standard/script-lb.xml"/>
  <manifest:file-entry manifest:media-type="text/xml" manifest:full-path="Basic/Standard/ToolBarMacro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6681in" table:align="margins" style:writing-mode="lr-tb"/>
    </style:style>
    <style:style style:name="Table4.A" style:family="table-column">
      <style:table-column-properties style:column-width="6.6681in" style:rel-column-width="65535*"/>
    </style:style>
    <style:style style:name="Table4.A1" style:family="table-cell">
      <style:table-cell-properties fo:padding-left="0in" fo:padding-right="0in" fo:padding-top="0.0396in" fo:padding-bottom="0in" fo:border="none"/>
    </style:style>
    <style:style style:name="P1" style:family="paragraph" style:parent-style-name="Standard">
      <style:text-properties style:font-name="Calibri" fo:font-size="10pt" fo:language="en" fo:country="GB" style:font-size-asian="10pt" style:font-name-complex="Arial" style:font-size-complex="10pt"/>
    </style:style>
    <style:style style:name="P2" style:family="paragraph" style:parent-style-name="Standard">
      <style:paragraph-properties fo:text-align="end" style:justify-single-word="false"/>
      <style:text-properties style:font-name="Calibri" fo:font-size="10pt" fo:language="en" fo:country="GB" style:font-size-asian="10pt" style:font-name-complex="Arial" style:font-size-complex="10pt"/>
    </style:style>
    <style:style style:name="P3" style:family="paragraph" style:parent-style-name="Standard">
      <style:text-properties style:font-name="Calibri" fo:font-size="10pt" fo:language="en" fo:country="GB" style:font-size-asian="10pt" style:font-size-complex="10pt"/>
    </style:style>
    <style:style style:name="P4" style:family="paragraph" style:parent-style-name="Standard">
      <style:text-properties style:font-name="Calibri" fo:font-size="10pt" style:font-size-asian="10pt" style:font-name-complex="Arial" style:font-size-complex="10pt"/>
    </style:style>
    <style:style style:name="P5" style:family="paragraph" style:parent-style-name="Standard">
      <style:paragraph-properties>
        <style:tab-stops>
          <style:tab-stop style:position="3.5437in"/>
        </style:tab-stops>
      </style:paragraph-properties>
      <style:text-properties style:font-name="Calibri" fo:font-size="10pt" style:font-size-asian="10pt" style:font-name-complex="Arial" style:font-size-complex="10pt"/>
    </style:style>
    <style:style style:name="P6" style:family="paragraph" style:parent-style-name="Standard">
      <style:text-properties style:font-name="Calibri" fo:font-size="10pt" style:font-size-asian="10pt" style:font-size-complex="10pt"/>
    </style:style>
    <style:style style:name="P7" style:family="paragraph" style:parent-style-name="Standard">
      <style:paragraph-properties fo:margin-left="0in" fo:margin-right="0in" fo:text-align="center" style:justify-single-word="false" fo:text-indent="0.5in" style:auto-text-indent="false"/>
      <style:text-properties style:font-name="Calibri" fo:font-size="10pt" style:font-size-asian="10pt" style:font-name-complex="Arial" style:font-size-complex="10pt"/>
    </style:style>
    <style:style style:name="P8" style:family="paragraph" style:parent-style-name="Standard">
      <style:paragraph-properties fo:margin-left="0in" fo:margin-right="0in" fo:text-indent="0.5in" style:auto-text-indent="false"/>
      <style:text-properties style:font-name="Calibri" fo:font-size="10pt" fo:font-weight="bold" style:font-size-asian="10pt" style:font-weight-asian="bold" style:font-name-complex="Arial" style:font-size-complex="10pt"/>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ext-properties style:font-name="Calibri" fo:font-size="10pt" style:font-size-asian="10pt" style:font-size-complex="10pt"/>
    </style:style>
    <style:style style:name="P11" style:family="paragraph" style:parent-style-name="Table_20_Contents">
      <style:text-properties style:font-name="Calibri" fo:font-size="10pt" style:font-size-asian="10pt" style:font-size-complex="10pt"/>
    </style:style>
    <style:style style:name="P12" style:family="paragraph" style:parent-style-name="Standard" style:master-page-name="Standard">
      <style:paragraph-properties style:page-number="auto"/>
      <style:text-properties style:font-name="Calibri" fo:font-size="10pt" fo:language="en" fo:country="GB" style:font-size-asian="10pt" style:font-name-complex="Arial" style:font-size-complex="10pt"/>
    </style:style>
    <style:style style:name="P13" style:family="paragraph" style:parent-style-name="Standard">
      <style:text-properties style:font-name="Calibri" fo:font-size="10pt" style:font-size-asian="10pt" style:font-name-complex="Arial" style:font-size-complex="10pt"/>
    </style:style>
    <style:style style:name="P14" style:family="paragraph" style:parent-style-name="Standard">
      <style:text-properties style:font-name="Calibri" fo:font-size="10pt" fo:font-weight="bold" style:font-size-asian="10pt" style:font-weight-asian="bold" style:font-name-complex="Arial" style:font-size-complex="10pt"/>
    </style:style>
    <style:style style:name="P15" style:family="paragraph" style:parent-style-name="Standard">
      <style:paragraph-properties fo:margin-left="0in" fo:margin-right="0in" fo:text-indent="0in" style:auto-text-indent="false"/>
      <style:text-properties style:font-name="Calibri" fo:font-size="10pt" style:font-size-asian="10pt" style:font-name-complex="Arial" style:font-size-complex="10pt"/>
    </style:style>
    <style:style style:name="P16" style:family="paragraph" style:parent-style-name="Standard">
      <style:paragraph-properties fo:margin-left="0in" fo:margin-right="0in" fo:text-align="center" style:justify-single-word="false" fo:text-indent="0in" style:auto-text-indent="false"/>
      <style:text-properties style:font-name="Calibri" fo:font-size="10pt" style:font-size-asian="10pt" style:font-name-complex="Arial" style:font-size-complex="10pt"/>
    </style:style>
    <style:style style:name="P17" style:family="paragraph" style:parent-style-name="Standard">
      <style:paragraph-properties fo:margin-left="0in" fo:margin-right="0in" fo:text-indent="0in" style:auto-text-indent="false"/>
      <style:text-properties style:font-name="Calibri" fo:font-size="10pt" fo:font-weight="bold" style:font-size-asian="10pt" style:font-weight-asian="bold" style:font-name-complex="Arial" style:font-size-complex="10pt"/>
    </style:style>
    <style:style style:name="T1" style:family="text">
      <style:text-properties fo:language="en" fo:country="GB" style:font-name-complex="Arial"/>
    </style:style>
    <style:style style:name="T2" style:family="text">
      <style:text-properties style:font-name-complex="Arial"/>
    </style:style>
    <style:style style:name="T3" style:family="text">
      <style:text-properties style:font-name="Calibri" fo:font-size="10pt" fo:font-weight="bold" style:font-size-asian="10pt" style:font-weight-asian="bold" style:font-name-complex="Arial" style:font-size-complex="10pt"/>
    </style:style>
    <style:style style:name="T4" style:family="text">
      <style:text-properties style:font-name="Calibri" fo:font-size="10pt" style:font-size-asian="10pt" style:font-name-complex="Arial" style:font-size-complex="10pt"/>
    </style:style>
    <style:style style:name="T5" style:family="text">
      <style:text-properties style:font-name="Calibri" fo:font-size="10pt" style:font-size-asian="10pt" style:font-size-complex="10pt"/>
    </style:style>
    <style:style style:name="T6" style:family="text">
      <style:text-properties fo:font-weight="bold"/>
    </style:style>
    <style:style style:name="T7" style:family="text">
      <style:text-properties fo:font-weight="bold" style:font-weight-asian="bold"/>
    </style:style>
    <style:style style:name="T8" style:family="text">
      <style:text-properties fo:font-weight="bold" style:font-weight-asian="bold" style:font-name-complex="Arial"/>
    </style:style>
    <style:style style:name="T9" style:family="text">
      <style:text-properties fo:font-weight="normal" style:font-weight-asian="normal" style:font-name-complex="Arial" style:font-weight-complex="normal"/>
    </style:style>
    <style:style style:name="T10" style:family="text">
      <style:text-properties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1"/>
      <text:p text:style-name="P6"><text:span text:style-name="T2">Our ref <text:s/></text:span><text:span text:style-name="T2"><text:placeholder text:placeholder-type="text">&lt;data['form']['id']&gt;</text:placeholder></text:span><text:span text:style-name="T2"><text:tab/><text:tab/><text:tab/></text:span></text:p>
      <text:p text:style-name="P2"><text:placeholder text:placeholder-type="text">&lt;time&gt;</text:placeholder></text:p>
      <text:p text:style-name="P1"/>
      <text:p text:style-name="P6"><text:span text:style-name="T1"><text:placeholder text:placeholder-type="text">&lt;data['form']['title']&gt;</text:placeholder></text:span><text:span text:style-name="T1"> </text:span><text:span text:style-name="T1"><text:placeholder text:placeholder-type="text">&lt;data['form']['name']&gt;</text:placeholder></text:span></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5">relatorio://for each="address in data['form']['address']"</text:span></text:a></text:p>
          </table:table-cell>
        </table:table-row>
        <table:table-row>
          <table:table-cell table:style-name="Table4.A1" office:value-type="string">
            <text:p text:style-name="P11"><text:placeholder text:placeholder-type="text">&lt;address&gt;</text:placeholder></text:p>
          </table:table-cell>
        </table:table-row>
        <table:table-row>
          <table:table-cell table:style-name="Table4.A1" office:value-type="string">
            <text:p text:style-name="Table_20_Contents"><text:a xlink:type="simple" xlink:href="relatorio:///for"><text:span text:style-name="T5">relatorio:///for</text:span></text:a></text:p>
          </table:table-cell>
        </table:table-row>
      </table:table>
      <text:p text:style-name="P6"/>
      <text:p text:style-name="P3"/>
      <text:p text:style-name="P5"><text:placeholder text:placeholder-type="text">&lt;data['form']['title_last_name']&gt;</text:placeholder></text:p>
      <text:p text:style-name="P4"/>
      <text:p text:style-name="P4">We have been unable to contact you by telephone to remind of your appointment with us at our Essex Centre:</text:p>
      <text:p text:style-name="P4"/>
      <text:p text:style-name="P16"><text:span text:style-name="T7">Unit 7, </text:span><text:span text:style-name="Emphasis">Wakes Hall Business</text:span><text:span text:style-name="T7"> Centre, Wakes Colne, Colchester CO6 2DY</text:span></text:p>
      <text:p text:style-name="P16"><text:span text:style-name="T7"/></text:p>
      <text:p text:style-name="P10"><text:span text:style-name="T9">On:</text:span><text:span text:style-name="T8"> </text:span><text:span text:style-name="T8"><text:placeholder text:placeholder-type="text">&lt;data['form']['apmt_start_date']&gt;</text:placeholder></text:span><text:span text:style-name="T8"> at </text:span><text:span text:style-name="T8"><text:placeholder text:placeholder-type="text">&lt;data['form']['apmt_start_time']&gt;</text:placeholder></text:span></text:p>
      <text:p text:style-name="P7"><text:s text:c="2"/></text:p>
      <text:p text:style-name="P15"><text:span text:style-name="T7"/></text:p>
      <text:p text:style-name="P15"><text:span text:style-name="T7">Please ensure you bring your Driving Licence with you. If you do not have a valid licence in your possession please advise us as soon as possible.</text:span></text:p>
      <text:p text:style-name="P14"/>
      <text:p text:style-name="P17">Please ensure that your eyesight meets the legal minimum requirement, ie. you are able to clearly read a standard number plate at a distance of 20.5 metres. If you wear them, please also remember to bring driving and reading glasses with you to the assessment.</text:p>
      <text:p text:style-name="P4"/>
      <text:p text:style-name="P4">If you are unable to keep this appointment please contact us as soon as possible. Thank you.</text:p>
      <text:p text:style-name="P4"/>
      <text:p text:style-name="P4">We look forward to helping you with your mobility needs.</text:p>
      <text:p text:style-name="P4"/>
      <text:p text:style-name="P4">Yours sincerely,</text:p>
      <text:p text:style-name="P4"/>
      <text:p text:style-name="P4"/>
      <text:p text:style-name="P4"/>
      <text:p text:style-name="P4">For East Anglian DriveAbi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Emphasis" style:family="text">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7492in" fo:margin-left="0.9161in" fo:margin-right="0.916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3-09-11T13:05:00</meta:creation-date>
    <dc:creator>Forum Forum</dc:creator>
    <dc:date>2014-04-16T23:43:29.63</dc:date>
    <meta:editing-cycles>6</meta:editing-cycles>
    <meta:editing-duration>PT00H12M31S</meta:editing-duration>
    <meta:generator>OpenOffice.org/3.2$Win32 OpenOffice.org_project/320m12$Build-9483</meta:generator>
    <meta:document-statistic meta:table-count="1" meta:image-count="0" meta:object-count="0" meta:page-count="1" meta:paragraph-count="17" meta:word-count="153" meta:character-count="1048"/>
  </office:meta>
</office:document-meta>
</file>

<file path=Basic/Standard/IMergeDatasource.xml><?xml version="1.0" encoding="utf-8"?>
<!DOCTYPE module  PUBLIC '-//OpenOffice.org//DTD OfficeDocument 1.0//EN'  'module.dtd'>
<script:module xmlns:script="http://openoffice.org/2000/script" script:name="IMergeDatasource" script:language="StarBasic">Rem Attribute VBA_ModuleType=VBAClassModule
Sub IMergeDatasource
Rem Option Explicit
Rem 
Rem 
Rem Public Function getFields() As collection
Rem     
Rem 
Rem End Function
Rem 
Rem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Template modified 01-Feb-2006 12:53
Rem 
Rem Option Explicit
Rem 
Rem Private Sub Document_Close()
Rem 
Rem End Sub
Rem Private Sub Document_Open()
Rem 
Rem     Dim oStory As Range
Rem     Dim oField As field
Rem     For Each oStory In ActiveDocument.StoryRanges
Rem     For Each oField In oStory.Fields
Rem     oField.Update
Rem     Next oField
Rem     Next oStory
Rem     
Rem End Sub
Rem 
Rem 
End Sub</script:module>
</file>

<file path=Basic/Standard/ToolBarMacros.xml><?xml version="1.0" encoding="utf-8"?>
<!DOCTYPE module  PUBLIC '-//OpenOffice.org//DTD OfficeDocument 1.0//EN'  'module.dtd'>
<script:module xmlns:script="http://openoffice.org/2000/script" script:name="ToolBarMacros" script:language="StarBasic">Rem Attribute VBA_ModuleType=VBAModule
Sub ToolBarMacros
Rem Option Explicit
Rem 
Rem Public Sub addField()
Rem 
Rem     
Rem     ' Show the add field dialog box if not shown
Rem     Dim objForm As frmAddFields
Rem     Set objForm = New frmAddFields
Rem     objForm.Show
Rem 
Rem     ' Hide if show
Rem     
Rem End Sub
Rem 
Rem 
End Sub</script:module>
</file>

<file path=Basic/Standard/ToolBarMacros1.xml><?xml version="1.0" encoding="utf-8"?>
<!DOCTYPE module  PUBLIC '-//OpenOffice.org//DTD OfficeDocument 1.0//EN'  'module.dtd'>
<script:module xmlns:script="http://openoffice.org/2000/script" script:name="ToolBarMacros1" script:language="StarBasic">Rem Attribute VBA_ModuleType=VBAModule
Sub ToolBarMacros1
Rem Option Explicit
Rem 
Rem Public Sub saveFileToCentralServer()
Rem 
Rem     Dim objPassword As frmPassword
Rem     Set objPassword = New frmPassword
Rem     objPassword.Show
Rem     
Rem 
Rem End Sub
Rem 
End Sub</script:module>
</file>

<file path=Basic/Standard/clsAssessmentInformation.xml><?xml version="1.0" encoding="utf-8"?>
<!DOCTYPE module  PUBLIC '-//OpenOffice.org//DTD OfficeDocument 1.0//EN'  'module.dtd'>
<script:module xmlns:script="http://openoffice.org/2000/script" script:name="clsAssessmentInformation" script:language="StarBasic">Rem Attribute VBA_ModuleType=VBAClassModule
Sub clsAssessmentInformation
Rem Option Explicit
Rem Implements IMergeDatasource
Rem 
Rem 
Rem Private Function IMergeDatasource_getFields() As collection
Rem 
Rem     Dim collection As New collection
Rem     Dim objClientField As Variant
Rem     
Rem     ' Assessment
Rem     collection.Add "ADVISED_TO_STOP_BY_DOCTOR_OR_DVLA_DETS"
Rem     collection.Add "ADVISED_TO_STOP_BY_DOCTOR_OR_DVLA_RESP"
Rem     collection.Add "ADVISED_TO_STOP_DRIVING_DETAILS"
Rem     collection.Add "ADVISED_TO_STOP_DRIVING_RESPONSE"
Rem     collection.Add "AVAILABLE_AT_SHORT_NOTICE_DETAILS"
Rem     collection.Add "AVAILABLE_AT_SHORT_NOTICE_RESPONSE"
Rem     collection.Add "AX_BOOKING_SPECIAL_NEEDS"
Rem     collection.Add "AX_COMPONENTS"
Rem     collection.Add "AX_DETAIL"
Rem     collection.Add "AX_DRIVING_OUTCOME"
Rem     collection.Add "AX_EVENT_BOOKING_STATUS"
Rem     collection.Add "AX_EVENT_DETAIL"
Rem     collection.Add "AX_EVENT_END_DATE"
Rem     collection.Add "AX_EVENT_END_TIME"
Rem     collection.Add "AX_EVENT_LOCATION"
Rem     collection.Add "AX_EVENT_START_DATE"
Rem     collection.Add "AX_EVENT_START_TIME"
Rem     collection.Add "AX_EVENT_SUMMARY"
Rem     collection.Add "AX_GENERIC_AX_OUTCOME"
Rem     collection.Add "AX_OUTCOME_DESCRIPTION"
Rem     collection.Add "AX_OWNER"
Rem     collection.Add "AX_PAYERS"
Rem     collection.Add "AX_PAYMENTS"
Rem     collection.Add "AX_PERS_DETS_CAN_BEAR_WEIGHT_DETAILS"
Rem     collection.Add "AX_PERS_DETS_CAN_BEAR_WEIGHT_RESPONSE"
Rem     collection.Add "AX_PERS_DETS_CAN_TRANSFER_DETAILS"
Rem     collection.Add "AX_PERS_DETS_CAN_TRANSFER_RESPONSE"
Rem     collection.Add "AX_PERS_DETS_CAN_WALK_DETAILS"
Rem     collection.Add "AX_PERS_DETS_CAN_WALK_RESPONSE"
Rem     collection.Add "AX_PERS_DETS_CONSENSUS_CODES"
Rem     collection.Add "AX_PERS_DETS_CURRENTLY_DRIVING_DETAILS"
Rem     collection.Add "AX_PERS_DETS_CURRENTLY_DRIVING_RESPONSE"
Rem     collection.Add "AX_PERS_DETS_DATE_DVLA_INFORMED"
Rem     collection.Add "AX_PERS_DETS_DRIVING_EXPERIENCE"
Rem     collection.Add "AX_PERS_DETS_HAS_HRMC_OR_WPMS_DETAILS"
Rem     collection.Add "AX_PERS_DETS_HAS_HRMC_OR_WPMS_RESPONSE"
Rem     collection.Add "AX_PERS_DETS_HEIGHT"
Rem     collection.Add "AX_PERS_DETS_HISTORY_OF_ACCIDENTS"
Rem     collection.Add "AX_PERS_DETS_INDOOR_POWER_CHAIR_DETAILS"
Rem     collection.Add "AX_PERS_DETS_INDOOR_POWER_CHAIR_RESP"
Rem     collection.Add "AX_PERS_DETS_LICENCE_RESTRICTIONS"
Rem     collection.Add "AX_PERS_DETS_LICENCE_SOURCE_IF_NOT_UK"
Rem     collection.Add "AX_PERS_DETS_MANUAL_WHEELCHAIR_DETAILS"
Rem     collection.Add "AX_PERS_DETS_MANUAL_WHEELCHAIR_RESPONSE"
Rem     collection.Add "AX_PERS_DETS_MEDICATIONS"
Rem     collection.Add "AX_PERS_DETS_OUTDOOR_POWER_CHAIR_DETAILS"
Rem     collection.Add "AX_PERS_DETS_OUTDOOR_POWER_CHAIR_RESP"
Rem     collection.Add "AX_PERS_DETS_SCOOTER_TYPE"
Rem     collection.Add "AX_PERS_DETS_SITTING_HEIGHT"
Rem     collection.Add "AX_PERS_DETS_UK_LICENCE_STATUS"
Rem     collection.Add "AX_PERS_DETS_VEHICLES"
Rem     collection.Add "AX_PERS_DETS_WALKING_AIDS"
Rem     collection.Add "AX_PERS_DETS_WEIGHT"
Rem     collection.Add "AX_PERS_DETS_WHEELCHAIR_USER_DETAILS"
Rem     collection.Add "AX_PERS_DETS_WHEELCHAIR_USER_RESPONSE"
Rem     collection.Add "AX_PERS_DETS_WHEN_STOPPED_DRIVING"
Rem     collection.Add "AX_REASON_FOR_ADVISED_AGAINST"
Rem     collection.Add "AX_REASON_FOR_REVIEW"
Rem     collection.Add "AX_REFERRER_TYPE"
Rem     collection.Add "AX_REFERRING_AGENCY"
Rem     collection.Add "AX_REFERRING_AGENCY_REFERENCE"
Rem     collection.Add "AX_REFERRING_NOTES"
Rem     collection.Add "AX_REVIEW_DATE"
Rem     collection.Add "AX_STATUS"
Rem     collection.Add "AX_SUMMARY"
Rem     collection.Add "AX_TYPE"
Rem     collection.Add "AX_WHAT_CLIENT_WANTS"
Rem     collection.Add "AX_WHEELCHAIR_OUTCOME"
Rem     collection.Add "COLLECT_FROM_STATION_DETAILS"
Rem     collection.Add "COLLECT_FROM_STATION_RESPONSE"
Rem     collection.Add "DATE_DRIVING_LICENCE_EXPIRED"
Rem     collection.Add "HAS_DVLA_BEEN_INFORMED_OF_CONDITION_DETS"
Rem     collection.Add "HAS_DVLA_BEEN_INFORMED_OF_CONDITION_RESP"
Rem     collection.Add "NEEDS_ACCOMMODATION_DETAILS"
Rem     collection.Add "NEEDS_ACCOMMODATION_RESPONSE"
Rem     collection.Add "WHEELCHAIR_WHILE_DRIVING_DETAILS"
Rem     collection.Add "WHEELCHAIR_WHILE_DRIVING_RESPONSE"
Rem 
Rem     
Rem     ' Assessment booking information
Rem     ' and other fields
Rem     
Rem     Set IMergeDatasource_getFields = collection
Rem 
Rem End Function
Rem 
Rem  
Rem 
End Sub</script:module>
</file>

<file path=Basic/Standard/clsClientInformation.xml><?xml version="1.0" encoding="utf-8"?>
<!DOCTYPE module  PUBLIC '-//OpenOffice.org//DTD OfficeDocument 1.0//EN'  'module.dtd'>
<script:module xmlns:script="http://openoffice.org/2000/script" script:name="clsClientInformation" script:language="StarBasic">Rem Attribute VBA_ModuleType=VBAClassModule
Sub clsClientInformation
Rem Option Explicit
Rem Implements IMergeDatasource
Rem 
Rem 
Rem Private Function IMergeDatasource_getFields() As collection
Rem 
Rem     Dim collection As New collection
Rem     
Rem     collection.Add "AGENT_ADDRESS_COUNTRY"
Rem     collection.Add "AGENT_ADDRESS_COUNTY"
Rem     collection.Add "AGENT_ADDRESS_LOCALITY"
Rem     collection.Add "AGENT_ADDRESS_ORGANISATION"
Rem     collection.Add "AGENT_ADDRESS_POSTCODE"
Rem     collection.Add "AGENT_ADDRESS_PROPERTY"
Rem     collection.Add "AGENT_ADDRESS_STREET"
Rem     collection.Add "AGENT_ADDRESS_TOWN"
Rem     collection.Add "AGENT_DECEASED"
Rem     collection.Add "AGENT_DISPLAYNAME"
Rem     collection.Add "AGENT_EMAIL_ADDRESS"
Rem     collection.Add "AGENT_ENQUIRER_TYPE"
Rem     collection.Add "AGENT_FORENAME"
Rem     collection.Add "AGENT_FORMATTED_ADDRESS"
Rem     collection.Add "AGENT_ORGANISATION"
Rem     collection.Add "AGENT_REFERENCE_NUMBER"
Rem     collection.Add "AGENT_RELATIONSHIP_DESCRIPTION"
Rem     collection.Add "AGENT_SUFFIX"
Rem     collection.Add "AGENT_SURNAME"
Rem     collection.Add "AGENT_TELEPHONE_FORMATTED"
Rem     collection.Add "AGENT_TITLE"
Rem     collection.Add "CREATION_DATE"
Rem     collection.Add "LOCAL_INFORMATION"
Rem     collection.Add "PERSON_ADDRESS_COUNTRY"
Rem     collection.Add "PERSON_ADDRESS_COUNTY"
Rem     collection.Add "PERSON_ADDRESS_LOCALITY"
Rem     collection.Add "PERSON_ADDRESS_ORGANISATION"
Rem     collection.Add "PERSON_ADDRESS_POSTCODE"
Rem     collection.Add "PERSON_ADDRESS_PROPERTY"
Rem     collection.Add "PERSON_ADDRESS_STREET"
Rem     collection.Add "PERSON_ADDRESS_TOWN"
Rem     collection.Add "PERSON_BIRTHDATE"
Rem     collection.Add "PERSON_DECEASED"
Rem     collection.Add "PERSON_DISPLAYNAME"
Rem     collection.Add "PERSON_DRIVERNUMBER"
Rem     collection.Add "PERSON_EMAIL_ADDRESS"
Rem     collection.Add "PERSON_ETHNICITY"
Rem     collection.Add "PERSON_FILE_REF_NO"
Rem     collection.Add "PERSON_FORENAME"
Rem     collection.Add "PERSON_FORMATTED_ADDRESS"
Rem     collection.Add "PERSON_GENDER"
Rem     collection.Add "PERSON_ID"
Rem     collection.Add "PERSON_NHSNUMBER"
Rem     collection.Add "PERSON_SUFFIX"
Rem     collection.Add "PERSON_SURNAME"
Rem     collection.Add "PERSON_TELEPHONE_FORMATTED"
Rem     collection.Add "PERSON_TITLE"
Rem 
Rem     
Rem     Set IMergeDatasource_getFields = collection
Rem 
Rem End Function
Rem 
End Sub</script:module>
</file>

<file path=Basic/Standard/frmAddFields.xml><?xml version="1.0" encoding="utf-8"?>
<!DOCTYPE module  PUBLIC '-//OpenOffice.org//DTD OfficeDocument 1.0//EN'  'module.dtd'>
<script:module xmlns:script="http://openoffice.org/2000/script" script:name="frmAddFields" script:language="StarBasic">Rem Attribute VBA_ModuleType=VBAFormModule
Sub frmAddFields
Rem Option Explicit
Rem 
Rem Private Sub cmdAdd_Click()
Rem     AddFields lstFields
Rem     AddFields lstAssessment
Rem End Sub
Rem 
Rem Private Sub AddFields(lstField As ListBox)
Rem 
Rem     Dim n As Integer
Rem     For n = 0 To (lstField.ListCount - 1)
Rem     If lstField.Selected(n) = True Then
Rem         Dim field As String
Rem         field = lstField.List(n)
Rem          
Rem         insertMailMergeField field
Rem                  
Rem         lstField.Selected(n) = False
Rem       End If
Rem    Next
Rem 
Rem 
Rem End Sub
Rem 
Rem 
Rem Private Sub cmdClose_Click()
Rem     Me.Hide
Rem End Sub
Rem 
Rem Private Sub lstAssessment_Click()
Rem 
Rem End Sub
Rem 
Rem Private Sub lstFields_Click()
Rem 
Rem End Sub
Rem 
Rem Private Sub UserForm_Initialize()
Rem 
Rem     
Rem     Dim objDataSource As IMergeDatasource
Rem     Set objDataSource = New clsClientInformation
Rem     
Rem     Dim objData As collection
Rem     Set objData = objDataSource.getFields
Rem     
Rem     Dim i As Integer
Rem     For i = 1 To objData.Count
Rem         lstFields.AddItem objData.Item(i)
Rem     Next i
Rem     
Rem     Dim objAssessmentDataSource As IMergeDatasource
Rem     Set objAssessmentDataSource = New clsAssessmentInformation
Rem 
Rem     Dim objAssessmentData As collection
Rem     Set objAssessmentData = objAssessmentDataSource.getFields
Rem 
Rem     Dim j As Integer
Rem     For j = 1 To objAssessmentData.Count
Rem         lstAssessment.AddItem objAssessmentData.Item(j)
Rem     Next j
Rem 
Rem 
Rem End Sub
Rem 
Rem Private Sub insertMailMergeField(field As String)
Rem 
Rem     Dim sln As Word.Selection
Rem     
Rem     Set sln = Selection
Rem 
Rem     ' Make sure Overtype is turned off.
Rem     If Options.Overtype Then
Rem         Options.Overtype = False
Rem     End If
Rem     If sln.Type = Word.WdSelectionType.wdSelectionIP Then
Rem         ActiveDocument.Fields.Add sln.Range, wdFieldMergeField, field
Rem     End If
Rem 
Rem     Dim fld As Word.field
Rem     'Go through fields in the document and add format where necessary
Rem     For Each fld In ActiveDocument.Fields
Rem      If fld.Type = wdFieldMergeField Then _
Rem       AddMergeFormatSwitch fld
Rem    Next
Rem    
Rem End Sub
Rem 
Rem Function AddMergeFormatSwitch(fld As Word.field) As Boolean
Rem    Dim fldCode As String
Rem    Dim fFound As Boolean
Rem   
Rem   fFound = False
Rem   fldCode = fld.Code.Text
Rem   
Rem   If InStr(1, fldCode, "\@", _
Rem            vbTextCompare) = 0 Then
Rem     'the time formatting has not been set so do it here
Rem     
Rem             Dim formatString As String
Rem             
Rem             'get the format to use
Rem             If InStr(1, fldCode, "date", vbTextCompare) &gt; 0 Then
Rem                   formatString = "d MMMM yyyy"
Rem             
Rem             Else
Rem                   If InStr(1, fldCode, "time", vbTextCompare) &gt; 0 Then
Rem                       formatString = "HH:mm"
Rem                 
Rem                   Else
Rem                     Exit Function
Rem                   End If
Rem 
Rem                 
Rem             End If
Rem   
Rem             If InStr(1, fldCode, "MergeFormat", _
Rem                      vbTextCompare) &lt;&gt; 0 Then
Rem               fldCode = RemoveText(fldCode, "\* MergeFormat")
Rem              End If
Rem              ' Make sure a space is present at end of current
Rem             ' field code text.
Rem             If Right(fldCode, 1) &lt;&gt; " " Then _
Rem               fldCode = fldCode &amp; " "
Rem              ' Add \* MergeFormat to end of field code text.
Rem             If InStr(1, fldCode, "MergeFormat", _
Rem                      vbTextCompare) = 0 Then
Rem               fld.Code.Text = fldCode &amp; "\@ " &amp; Chr(148) &amp; formatString &amp; Chr(148) &amp; "  \* MergeFormat"
Rem               fFound = True
Rem              End If
Rem         
Rem    End If
Rem   
Rem   AddMergeFormatSwitch = fFound
Rem   
Rem End Function
Rem Function RemoveText(SearchText As String, _
Rem                     RemoveStr As String) As String
Rem    Dim CleanedString As String
Rem   
Rem    ' Replace function only available from VBA6 onwards.
Rem   #If VBA6 Then
Rem     CleanedString = Replace(SearchText, RemoveStr, _
Rem                             "", , , vbTextCompare)
Rem   #Else
Rem      Dim CharPos As Long
Rem     CharPos = _
Rem       InStr(1, SearchText, RemoveStr, vbTextCompare)
Rem     CleanedString = Left(SearchText, CharPos - 1) &amp; _
Rem       Mid(SearchText, CharPos + Len(RemoveStr))
Rem   #End If
Rem   
Rem   RemoveText = CleanedString
Rem End Function
Rem 
Rem 
Rem 
Rem 
Rem 
End Sub</script:module>
</file>

<file path=Basic/Standard/frmPassword.xml><?xml version="1.0" encoding="utf-8"?>
<!DOCTYPE module  PUBLIC '-//OpenOffice.org//DTD OfficeDocument 1.0//EN'  'module.dtd'>
<script:module xmlns:script="http://openoffice.org/2000/script" script:name="frmPassword" script:language="StarBasic">Rem Attribute VBA_ModuleType=VBAFormModule
Sub frmPassword
Rem 
Rem Option Explicit
Rem 
Rem 'Private WithEvents WebBrowser1 As WebBrowser
Rem Private strResult As String
Rem 
Rem Const URL As String = "https://www.mobility.aniteps.com/febs/servlet/upload"
Rem 
Rem 
Rem Private Sub cmdSave_Click()
Rem     
Rem     'Disable the save button to prevent user pressing again
Rem     cmdSave.Enabled = False
Rem     Dim strResult As String
Rem     strResult = SaveToServer(ActiveDocument, txtUsername, txtPassword)
Rem     
Rem     If strResult = "" Then
Rem     
Rem         ' Remove the Save To Febs and Febs Mail Merge buttons
Rem         Dim cbar As CommandBar, cbct1 As CommandBarControl
Rem     
Rem         Set cbar = CommandBars("SaveToFebs")
Rem         cbar.Delete
Rem         
Rem         Set cbar = CommandBars("FeBS Mail Merge")
Rem         cbar.Delete
Rem         
Rem         MsgBox "Saved Successfully", vbOKOnly, "Saved Sucessfully"
Rem         'MsgBox "Please check the client history to ensure" &amp; vbCrLf &amp; "the document has been successfully uploaded"
Rem         Me.Hide
Rem     Else
Rem         
Rem         MsgBox strResult, vbCritical, "Unable to Save"
Rem         Me.Hide
Rem     End If
Rem     
Rem 
Rem 
Rem End Sub
Rem 
Rem 
Rem 
Rem Private Sub UserForm_Click()
Rem 
Rem End Sub
Rem 
Rem Private Sub WebBrowser1_NavigateError(ByVal pDisp As Object, URL As Variant, Frame As Variant, StatusCode As Variant, Cancel As Boolean)
Rem     
Rem     'The status code returned is not that sent from the servlet!
Rem     'If StatusCode = 403 Then
Rem         ' Bad username/password
Rem     '    strResult = "Incorrect Username/Password"
Rem     'ElseIf StatusCode = 500 Then
Rem         ' Bad data /broken server
Rem     '    strResult = "Server error - you may be able to try again"
Rem     'Else
Rem     '    strResult = "Unknown error"
Rem     'End If
Rem     
Rem     strResult = "The file was not saved, please try again"
Rem     
Rem     Cancel = True
Rem End Sub
Rem 
Rem 
Rem 
Rem Public Function SaveToServer(objDocument As Document, strUsername As String, strPassword As String) As String
Rem 
Rem           
Rem     ' First save document
Rem     objDocument.Save
Rem     
Rem     ' Upload it
Rem     UploadFile URL, objDocument.FullName, strUsername, strPassword
Rem     
Rem     SaveToServer = strResult
Rem 
Rem End Function
Rem 
Rem 
Rem Private Sub UploadFile(DestURL As String, FileName As String, _
Rem     strUsername As String, strPassword As String, _
Rem     Optional ByVal FieldName As String = "File")
Rem   
Rem   Dim sFormData As String
Rem   Dim formData As String
Rem   
Rem   'Boundary of fields.
Rem   'Be sure this string is Not In the source file
Rem   Const Boundary As String = "---------------------------0123456789012"
Rem 
Rem   'Get source file As a string.
Rem   sFormData = GetFile(FileName)
Rem   
Rem   formData = "--" + Boundary + vbCrLf
Rem   formData = formData + "Content-Disposition: form-data; name=""username""" &amp; vbCrLf &amp; vbCrLf
Rem   formData = formData + strUsername + vbCrLf
Rem   
Rem   formData = formData + "--" + Boundary + vbCrLf
Rem   formData = formData + "Content-Disposition: form-data; name=""password""" + vbCrLf + vbCrLf
Rem   formData = formData + strPassword + vbCrLf
Rem   
Rem   'Build source form with file contents
Rem   formData = formData + "--" + Boundary + vbCrLf
Rem   formData = formData + "Content-Disposition: form-data; name=""" + FieldName + """;"
Rem   formData = formData + " filename=""" + FileName + """" + vbCrLf
Rem   formData = formData + "Content-Type: application/upload" + vbCrLf + vbCrLf
Rem   
Rem   formData = formData + sFormData
Rem   formData = formData + vbCrLf + "--" + Boundary + "--" + vbCrLf
Rem   
Rem   'Post the data To the destination URL
Rem   IEPostStringRequest DestURL, formData, Boundary
Rem End Sub
Rem 
Rem 'sends URL encoded form data To the URL using IE
Rem Private Function IEPostStringRequest(URL As String, formData As String, Boundary As String)
Rem 
Rem     On Error GoTo localError
Rem 
Rem  
Rem   'Send the form data To URL As POST request
Rem   Dim bFormData() As Byte
Rem   ReDim bFormData(Len(formData) - 1)
Rem   bFormData = StrConv(formData, vbFromUnicode)
Rem 
Rem     WebBrowser1.Visible = False
Rem     strResult = ""
Rem     WebBrowser1.Navigate URL, , , bFormData, _
Rem         "Content-Type: multipart/form-data; boundary=" + Boundary + vbCrLf
Rem 
Rem   Do While WebBrowser1.Busy
Rem '    Sleep 100
Rem     DoEvents
Rem   Loop
Rem   
Rem   'Causes an error
Rem   'WebBrowser1.Quit
Rem   
Rem   Exit Function
Rem   
Rem localError:
Rem    
Rem    If Not WebBrowser1 Is Nothing Then
Rem    ' WebBrowser1.Quit
Rem    End If
Rem    
Rem End Function
Rem 
Rem 'read binary file As a string value
Rem Function GetFile(FileName As String) As String
Rem   Dim FileContents() As Byte
Rem   Dim intFileNumber As Integer
Rem   ReDim FileContents(FileLen(FileName) - 1)
Rem   intFileNumber = FreeFile
Rem   
Rem   Open FileName For Binary As intFileNumber
Rem   
Rem   Get intFileNumber, , FileContents
Rem   Close intFileNumber
Rem   
Rem   GetFile = StrConv(FileContents, vbUnicode)
Rem End Function
Rem 
Rem Function AddCharFormatSwitch(fld As Word.field) As Boolean
Rem    Dim fldCode As String
Rem    Dim fFound As Boolean
Rem   
Rem   fFound = False
Rem   fldCode = fld.Code.Text
Rem    ' \* Mergeformat conflicts; remove if present.
Rem   If InStr(1, fldCode, "MergeFormat", _
Rem            vbTextCompare) &lt;&gt; 0 Then
Rem     fldCode = RemoveText(fldCode, "\* MergeFormat")
Rem    End If
Rem    ' Make sure a space is present at end of current
Rem   ' field code text.
Rem   If Right(fldCode, 1) &lt;&gt; " " Then _
Rem     fldCode = fldCode &amp; " "
Rem    ' Add \* CharFormat to end of field code text.
Rem   If InStr(1, fldCode, "CharFormat", _
Rem            vbTextCompare) = 0 Then
Rem     fld.Code.Text = fldCode &amp; "\* CharFormat"
Rem     fFound = True
Rem    End If
Rem   AddCharFormatSwitch = fFound
Rem   
Rem End Function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ToolBarMacros"/>
  <library:element library:name="frmAddFields"/>
  <library:element library:name="clsClientInformation"/>
  <library:element library:name="IMergeDatasource"/>
  <library:element library:name="clsAssessmentInformation"/>
  <library:element library:name="frmPassword"/>
  <library:element library:name="ToolBarMacros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